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Bitstream Vera Sans Mono', 'Courier New', Courier, monospace"/>
    <style:font-face style:name="Consolas1"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rial" svg:font-family="arial, sans-serif"/>
    <style:font-face style:name="monospace" svg:font-family="monospace"/>
    <style:font-face style:name="urw-din" svg:font-family="urw-din, sans-serif"/>
  </office:font-face-decls>
  <office:automatic-styles>
    <style:style style:name="Table1" style:family="table">
      <style:table-properties style:width="17cm" table:align="margins"/>
    </style:style>
    <style:style style:name="Table1.A" style:family="table-column">
      <style:table-column-properties style:column-width="11.289cm" style:rel-column-width="6400*"/>
    </style:style>
    <style:style style:name="Table1.B" style:family="table-column">
      <style:table-column-properties style:column-width="5.711cm" style:rel-column-width="3238*"/>
    </style:style>
    <style:style style:name="Table1.A1" style:family="table-cell">
      <style:table-cell-properties fo:padding="0cm" fo:border="none" style:writing-mode="page"/>
    </style:style>
    <style:style style:name="P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monospace" fo:font-size="8.39999961853027pt" fo:letter-spacing="normal" fo:font-style="normal" fo:font-weight="normal"/>
    </style:style>
    <style:style style:name="P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8.39999961853027pt" fo:letter-spacing="normal" fo:font-style="normal" fo:font-weight="normal"/>
    </style:style>
    <style:style style:name="P3"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fo:letter-spacing="normal"/>
    </style:style>
    <style:style style:name="P4"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b27d12" loext:opacity="100%" fo:letter-spacing="normal"/>
    </style:style>
    <style:style style:name="P5"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a1a6b2" loext:opacity="100%" fo:letter-spacing="normal"/>
    </style:style>
    <style:style style:name="P6"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style>
    <style:style style:name="P7" style:family="paragraph" style:parent-style-name="Standard">
      <style:text-properties fo:font-weight="bold" officeooo:rsid="000e1217" officeooo:paragraph-rsid="000e1217" style:font-weight-asian="bold" style:font-weight-complex="bold"/>
    </style:style>
    <style:style style:name="P8" style:family="paragraph" style:parent-style-name="Standard">
      <style:text-properties fo:font-weight="bold" officeooo:rsid="000e1217" officeooo:paragraph-rsid="0013a792" style:font-weight-asian="bold" style:font-weight-complex="bold"/>
    </style:style>
    <style:style style:name="P9" style:family="paragraph" style:parent-style-name="Standard">
      <style:text-properties fo:font-weight="bold" officeooo:rsid="0011a3c7" officeooo:paragraph-rsid="0011a3c7" style:font-weight-asian="bold" style:font-weight-complex="bold"/>
    </style:style>
    <style:style style:name="P10" style:family="paragraph" style:parent-style-name="Standard">
      <style:text-properties fo:font-weight="bold" officeooo:rsid="0011a3c7" officeooo:paragraph-rsid="001238a7" style:font-weight-asian="bold" style:font-weight-complex="bold"/>
    </style:style>
    <style:style style:name="P11" style:family="paragraph" style:parent-style-name="Standard">
      <style:text-properties fo:font-weight="bold" officeooo:paragraph-rsid="0011a3c7"/>
    </style:style>
    <style:style style:name="P12" style:family="paragraph" style:parent-style-name="Standard">
      <style:text-properties officeooo:paragraph-rsid="000e1217"/>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officeooo:paragraph-rsid="00109d93"/>
    </style:style>
    <style:style style:name="T1" style:family="text">
      <style:text-properties fo:font-weight="normal" style:font-weight-asian="normal" style:font-weight-complex="normal"/>
    </style:style>
    <style:style style:name="T2" style:family="text">
      <style:text-properties fo:font-weight="normal" officeooo:rsid="001238a7" style:font-weight-asian="normal" style:font-weight-complex="normal"/>
    </style:style>
    <style:style style:name="T3" style:family="text">
      <style:text-properties fo:font-weight="normal" officeooo:rsid="0013a792" style:font-weight-asian="normal" style:font-weight-complex="normal"/>
    </style:style>
    <style:style style:name="T4" style:family="text">
      <style:text-properties fo:font-variant="normal" fo:text-transform="none" fo:color="#000000" loext:opacity="100%" style:font-name="Consolas1" fo:font-size="9pt" fo:letter-spacing="normal" fo:font-style="normal" fo:font-weight="normal"/>
    </style:style>
    <style:style style:name="T5"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b22b31" loext:opacity="100%" style:font-name="monospace" fo:font-size="8.39999961853027pt" fo:letter-spacing="normal" fo:font-style="normal" fo:font-weight="normal" officeooo:rsid="001238a7" style:font-weight-asian="normal" style:font-weight-complex="normal"/>
    </style:style>
    <style:style style:name="T7" style:family="text">
      <style:text-properties fo:font-variant="normal" fo:text-transform="none" fo:color="#b22b31" loext:opacity="100%" style:font-name="monospace" fo:font-size="8.39999961853027pt" fo:letter-spacing="normal" fo:font-style="normal" fo:font-weight="bold"/>
    </style:style>
    <style:style style:name="T8" style:family="text">
      <style:text-properties fo:font-weight="bold" officeooo:rsid="000e1217" style:font-weight-asian="bold" style:font-weight-complex="bold"/>
    </style:style>
    <style:style style:name="T9" style:family="text">
      <style:text-properties fo:color="#258f8f" loext:opacity="100%" fo:font-weight="bold"/>
    </style:style>
    <style:style style:name="T10" style:family="text">
      <style:text-properties fo:color="#007427" loext:opacity="100%" fo:font-weight="bold"/>
    </style:style>
    <style:style style:name="T11" style:family="text">
      <style:text-properties style:font-name="monospace" fo:font-size="8.39999961853027pt" fo:font-style="normal" fo:font-weight="bold"/>
    </style:style>
    <style:style style:name="T12" style:family="text">
      <style:text-properties style:font-name="monospace" fo:font-size="8.39999961853027pt" fo:font-style="normal" fo:font-weight="normal"/>
    </style:style>
    <style:style style:name="T13" style:family="text">
      <style:text-properties fo:color="#b22b31" loext:opacity="100%" fo:font-weight="bold"/>
    </style:style>
    <style:style style:name="T14" style:family="text">
      <style:text-properties fo:color="#60c6c8" loext:opacity="100%"/>
    </style:style>
    <style:style style:name="T15" style:family="text">
      <style:text-properties fo:color="#0065ca" loext:opacity="100%" fo:font-weight="bold"/>
    </style:style>
    <style:style style:name="T16" style:family="text">
      <style:text-properties fo:color="#00a250" loext:opacity="100%"/>
    </style:style>
    <style:style style:name="T17" style:family="text">
      <style:text-properties fo:color="#00a250" loext:opacity="100%" style:font-name="monospace" fo:font-size="8.39999961853027pt" fo:font-style="normal" fo:font-weight="normal"/>
    </style:style>
    <style:style style:name="T18" style:family="text">
      <style:text-properties fo:color="#626262" loext:opacity="100%"/>
    </style:style>
    <style:style style:name="T19" style:family="text">
      <style:text-properties fo:color="#626262" loext:opacity="100%" style:font-name="monospace" fo:font-size="8.39999961853027pt" fo:font-style="normal" fo:font-weight="normal"/>
    </style:style>
    <style:style style:name="T20" style:family="text">
      <style:text-properties fo:color="#626262" loext:opacity="100%" fo:background-color="#ddb62b" loext:char-shading-value="0"/>
    </style:style>
    <style:style style:name="T21" style:family="text">
      <style:text-properties fo:color="#5f8787" loext:opacity="100%" style:font-name="monospace" fo:font-size="8.39999961853027pt" fo:font-style="normal" fo:font-weight="normal"/>
    </style:style>
    <style:style style:name="T22" style:family="text">
      <style:text-properties fo:background-color="#ddb62b" loext:char-shading-value="0"/>
    </style:style>
    <style:style style:name="T23" style:family="text">
      <style:text-properties fo:color="#008700" loext:opacity="100%" style:font-name="monospace" fo:font-size="8.39999961853027pt" fo:font-style="normal" fo:font-weight="normal"/>
    </style:style>
    <style:style style:name="T24" style:family="text">
      <style:text-properties fo:color="#008700" loext:opacity="100%" style:font-name="monospace" fo:font-size="8.39999961853027pt" fo:font-style="normal" fo:font-weight="bold"/>
    </style:style>
    <style:style style:name="T25" style:family="text">
      <style:text-properties fo:color="#008700" loext:opacity="100%" fo:font-weight="bold"/>
    </style:style>
    <style:style style:name="T26" style:family="text">
      <style:text-properties style:font-name="Liberation Serif" fo:font-size="12pt" fo:font-weight="bold" officeooo:rsid="000e1217" style:font-size-asian="12pt" style:font-weight-asian="bold" style:font-size-complex="12pt" style:font-weight-complex="bold"/>
    </style:style>
    <style:style style:name="T27" style:family="text">
      <style:text-properties style:font-name="Liberation Serif" fo:font-size="12pt" style:font-size-asian="12pt" style:font-size-complex="12pt"/>
    </style:style>
    <style:style style:name="T28" style:family="text">
      <style:text-properties officeooo:rsid="00109d93"/>
    </style:style>
    <style:style style:name="T29" style:family="text">
      <style:text-properties fo:color="#af0000" loext:opacity="100%"/>
    </style:style>
    <style:style style:name="T30" style:family="text">
      <style:text-properties fo:color="#af0000" loext:opacity="100%" style:font-name="monospace" fo:font-size="8.39999961853027pt" fo:font-style="normal" fo:font-weight="normal"/>
    </style:style>
    <style:style style:name="T31" style:family="text">
      <style:text-properties fo:color="#af5f87" loext:opacity="100%" style:font-name="monospace" fo:font-size="8.39999961853027pt" fo:font-style="normal" fo:font-weight="bold"/>
    </style:style>
    <style:style style:name="T32" style:family="text">
      <style:text-properties fo:color="#d75f5f" loext:opacity="100%" fo:font-weight="bold"/>
    </style:style>
    <style:style style:name="T33" style:family="text">
      <style:text-properties officeooo:rsid="0013a7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Describe three applications for exception processing.</text:p>
      <text:p text:style-name="P7">Ans: <text:span text:style-name="T1">Error in Python can be of two types i.e. Syntax errors and Exceptions. Errors are the problems in a program due to which the program will stop the execution. On the other hand, exceptions are raised when some internal events occur which changes the normal flow of the program. </text:span></text:p>
      <table:table table:name="Table1" table:style-name="Table1">
        <table:table-column table:style-name="Table1.A"/>
        <table:table-column table:style-name="Table1.B"/>
        <table:table-row table:style-name="TableLine2238975829008">
          <table:table-cell table:style-name="Table1.A1" office:value-type="string">
            <text:p text:style-name="Table_20_Contents">amount =1000</text:p>
            <text:p text:style-name="Table_20_Contents">if (amount&gt;2999)</text:p>
            <text:p text:style-name="Table_20_Contents">print ("you are eligible to paurchase DSA self paced")</text:p>
          </table:table-cell>
          <table:table-cell table:style-name="Table1.A1" office:value-type="string">
            <text:p text:style-name="P1"><text:span text:style-name="T9">Input </text:span><text:span text:style-name="T10">In [118]</text:span></text:p>
            <text:p text:style-name="P4"><text:s text:c="4"/><text:span text:style-name="T11">if (amount&gt;2999)</text:span></text:p>
            <text:p text:style-name="P5"><text:s text:c="20"/><text:span text:style-name="T11">^</text:span></text:p>
            <text:p text:style-name="P2"><text:span text:style-name="T13">SyntaxError:</text:span> invalid syntax</text:p>
            <text:p text:style-name="Table_20_Contents"/>
          </table:table-cell>
        </table:table-row>
        <table:table-row table:style-name="TableLine2238975829008">
          <table:table-cell table:style-name="Table1.A1" office:value-type="string">
            <text:p text:style-name="Table_20_Contents">marks = 10000</text:p>
            <text:p text:style-name="Table_20_Contents"><text:s text:c="2"/></text:p>
            <text:p text:style-name="Table_20_Contents"># perform division with 0</text:p>
            <text:p text:style-name="Table_20_Contents">a = marks / 0</text:p>
            <text:p text:style-name="Table_20_Contents">print(a)</text:p>
          </table:table-cell>
          <table:table-cell table:style-name="Table1.A1" office:value-type="string">
            <text:p text:style-name="P1"><text:span text:style-name="T13">ZeroDivisionError</text:span> <text:s text:c="24"/>Traceback (most recent call last)</text:p>
            <text:p text:style-name="P2">Input <text:span text:style-name="T10">In [119]</text:span>, in <text:span text:style-name="T14">&lt;cell line: 4&gt;</text:span><text:span text:style-name="T15">()</text:span></text:p>
            <text:p text:style-name="P3"><text:span text:style-name="T16"><text:s text:c="6"/></text:span><text:span text:style-name="T17">1</text:span><text:span text:style-name="T12"> marks </text:span><text:span text:style-name="T19">=</text:span><text:span text:style-name="T12"> </text:span><text:span text:style-name="T19">10000</text:span></text:p>
            <text:p text:style-name="P3"><text:span text:style-name="T16"><text:s text:c="6"/></text:span><text:span text:style-name="T17">3</text:span><text:span text:style-name="T12"> </text:span><text:span text:style-name="T21"># perform division with 0</text:span></text:p>
            <text:p text:style-name="P2"><text:span text:style-name="T10">----&gt; 4</text:span> a <text:span text:style-name="T18">=</text:span> <text:span text:style-name="T22">marks </text:span><text:span text:style-name="T20">/</text:span><text:span text:style-name="T22"> </text:span><text:span text:style-name="T20">0</text:span></text:p>
            <text:p text:style-name="P3"><text:span text:style-name="T16"><text:s text:c="6"/></text:span><text:span text:style-name="T17">5</text:span><text:span text:style-name="T12"> </text:span><text:span text:style-name="T23">print</text:span><text:span text:style-name="T12">(a)</text:span></text:p>
            <text:p text:style-name="P6"/>
            <text:p text:style-name="P2"><text:span text:style-name="T13">ZeroDivisionError</text:span>: division by zero</text:p>
            <text:p text:style-name="Table_20_Contents"/>
          </table:table-cell>
        </table:table-row>
        <table:table-row table:style-name="TableLine2238975829008">
          <table:table-cell table:style-name="Table1.A1" office:value-type="string">
            <text:p text:style-name="Table_20_Contents">try: </text:p>
            <text:p text:style-name="Table_20_Contents"><text:s text:c="4"/>print ("Second element = %d" %(a[1]))</text:p>
            <text:p text:style-name="Table_20_Contents"><text:s text:c="2"/></text:p>
            <text:p text:style-name="Table_20_Contents"><text:s text:c="4"/># Throws error since there are only 3 elements in array</text:p>
            <text:p text:style-name="Table_20_Contents"><text:s text:c="4"/>print ("Fourth element = %d" %(a[3]))</text:p>
            <text:p text:style-name="Table_20_Contents"><text:s text:c="2"/></text:p>
            <text:p text:style-name="Table_20_Contents">except :</text:p>
            <text:p text:style-name="Table_20_Contents"><text:s text:c="4"/>print ("An error occurred")</text:p>
          </table:table-cell>
          <table:table-cell table:style-name="Table1.A1" office:value-type="string">
            <text:p text:style-name="P1">An error occurred</text:p>
            <text:p text:style-name="Table_20_Contents"/>
          </table:table-cell>
        </table:table-row>
        <table:table-row table:style-name="TableLine2238975829008">
          <table:table-cell table:style-name="Table1.A1" office:value-type="string">
            <text:p text:style-name="Table_20_Contents">def fun(a):</text:p>
            <text:p text:style-name="Table_20_Contents"><text:s text:c="4"/>if a &lt; 4:</text:p>
            <text:p text:style-name="Table_20_Contents"><text:s text:c="2"/></text:p>
            <text:p text:style-name="Table_20_Contents"><text:s text:c="8"/># throws ZeroDivisionError for a = 3</text:p>
            <text:p text:style-name="Table_20_Contents"><text:s text:c="8"/>b = a/(a-3)</text:p>
            <text:p text:style-name="Table_20_Contents"><text:s text:c="2"/></text:p>
            <text:p text:style-name="Table_20_Contents"><text:s text:c="4"/># throws NameError if a &gt;= 4</text:p>
            <text:p text:style-name="Table_20_Contents"><text:s text:c="4"/>print("Value of b = ", b)</text:p>
            <text:p text:style-name="Table_20_Contents"><text:s text:c="6"/></text:p>
            <text:p text:style-name="Table_20_Contents">try:</text:p>
            <text:p text:style-name="Table_20_Contents"><text:s text:c="4"/>fun(3)</text:p>
            <text:p text:style-name="Table_20_Contents"><text:s text:c="4"/>fun(5)</text:p>
            <text:p text:style-name="Table_20_Contents"><text:s text:c="2"/></text:p>
            <text:p text:style-name="Table_20_Contents"># note that braces () are necessary here for </text:p>
            <text:p text:style-name="Table_20_Contents"># multiple exceptions</text:p>
            <text:p text:style-name="Table_20_Contents">except ZeroDivisionError:</text:p>
            <text:p text:style-name="Table_20_Contents"><text:s text:c="4"/>print("ZeroDivisionError Occurred and Handled")</text:p>
            <text:p text:style-name="Table_20_Contents">except NameError:</text:p>
            <text:p text:style-name="Table_20_Contents"><text:s text:c="4"/>print("NameError Occurred and Handled")</text:p>
          </table:table-cell>
          <table:table-cell table:style-name="Table1.A1" office:value-type="string">
            <text:p text:style-name="P1">ZeroDivisionError Occurred and Handled</text:p>
            <text:p text:style-name="P1"/>
          </table:table-cell>
        </table:table-row>
      </table:table>
      <text:p text:style-name="Standard"/>
      <text:p text:style-name="Standard">Q2. What happens if you don&amp;#39;t do something extra to treat an exception?</text:p>
      <text:p text:style-name="P7">Ans: <text:span text:style-name="T1">When an exception occurred, if you don't handle it, the program terminates abruptly and the code past the line that caused the exception will not get executed</text:span></text:p>
      <text:p text:style-name="P13"><text:tab/></text:p>
      <text:p text:style-name="Standard">Q3. What are your options for recovering from an exception in your script?</text:p>
      <text:p text:style-name="P12"><text:soft-page-break/><text:span text:style-name="T8">Ans:</text:span><text:span text:style-name="T26"> </text:span><text:span text:style-name="T5">In Python, we catch exceptions and handle them using try and except code blocks. The try clause contains the code that can raise an exception, while the except clause contains the code lines that handle the exception.</text:span><text:span text:style-name="T27"> </text:span></text:p>
      <text:p text:style-name="Standard"/>
      <text:p text:style-name="Standard">Q4. Describe two methods for triggering exceptions in your script.</text:p>
      <text:p text:style-name="P7">Ans: <text:span text:style-name="T28">Using raise keyword</text:span></text:p>
      <text:p text:style-name="P14"><text:span text:style-name="T4"><text:tab/><text:tab/>x = -1</text:span></text:p>
      <text:p text:style-name="P14"><text:span text:style-name="T4"/></text:p>
      <text:p text:style-name="P14"><text:span text:style-name="T4"><text:tab/><text:tab/>if x &lt; 0:</text:span></text:p>
      <text:p text:style-name="P14"><text:span text:style-name="T4"><text:s text:c="2"/><text:tab/><text:tab/><text:tab/>raise Exception("Sorry, no numbers below zero")</text:span> </text:p>
      <text:p text:style-name="P14"><text:tab/><text:span text:style-name="T7">---------------------------------------------------------------------------</text:span></text:p>
      <text:p text:style-name="P2"><text:span text:style-name="T13">Exception</text:span> <text:s text:c="32"/>Traceback (most recent call last)</text:p>
      <text:p text:style-name="P2">Input <text:span text:style-name="T10">In [133]</text:span>, in <text:span text:style-name="T14">&lt;cell line: 3&gt;</text:span><text:span text:style-name="T15">()</text:span></text:p>
      <text:p text:style-name="P3"><text:span text:style-name="T16"><text:s text:c="6"/></text:span><text:span text:style-name="T17">1</text:span><text:span text:style-name="T12"> x </text:span><text:span text:style-name="T19">=</text:span><text:span text:style-name="T12"> </text:span><text:span text:style-name="T19">-1</text:span></text:p>
      <text:p text:style-name="P3"><text:span text:style-name="T16"><text:s text:c="6"/></text:span><text:span text:style-name="T17">3</text:span><text:span text:style-name="T12"> </text:span><text:span text:style-name="T24">if</text:span><text:span text:style-name="T12"> x </text:span><text:span text:style-name="T19">&lt;</text:span><text:span text:style-name="T12"> </text:span><text:span text:style-name="T19">0</text:span><text:span text:style-name="T12">:</text:span></text:p>
      <text:p text:style-name="P2"><text:span text:style-name="T10">----&gt; 4</text:span> <text:s text:c="8"/><text:span text:style-name="T25">raise</text:span> <text:span text:style-name="T32">Exception</text:span>(<text:span text:style-name="T29">"Sorry, no numbers below zero"</text:span>)</text:p>
      <text:p text:style-name="P6"/>
      <text:p text:style-name="P2"><text:span text:style-name="T13">Exception</text:span>: Sorry, no numbers below zero</text:p>
      <text:p text:style-name="P14"/>
      <text:p text:style-name="P9">Using AssertionError </text:p>
      <text:p text:style-name="P9"><text:tab/><text:span text:style-name="T1">with assertion,you assert a condition to be true before running a statement.</text:span></text:p>
      <text:p text:style-name="P9"><text:span text:style-name="T1"><text:tab/>If condition = True:</text:span></text:p>
      <text:p text:style-name="P9"><text:span text:style-name="T1"><text:tab/><text:tab/>statement runs, and control continues to the next statement.</text:span></text:p>
      <text:p text:style-name="P9"><text:span text:style-name="T1"><text:tab/>If condition =False:</text:span></text:p>
      <text:p text:style-name="P9"><text:span text:style-name="T1"><text:tab/><text:tab/>the program throws an AssertionError</text:span></text:p>
      <text:p text:style-name="P9"><text:span text:style-name="T1"/></text:p>
      <text:p text:style-name="P10"><text:span text:style-name="T1"><text:tab/></text:span><text:span text:style-name="T2">e.g </text:span></text:p>
      <text:p text:style-name="P10"><text:span text:style-name="T2"><text:tab/>from datetime import datetime</text:span></text:p>
      <text:p text:style-name="P10"><text:span text:style-name="T2"><text:tab/><text:tab/>current_date = datetime.now()</text:span></text:p>
      <text:p text:style-name="P9"><text:span text:style-name="T2"><text:tab/><text:tab/>date_provided = datetime.strptime('2022-08-07','%Y-%m-%d')</text:span></text:p>
      <text:p text:style-name="P9"><text:span text:style-name="T2"><text:tab/><text:tab/>assert(date_provided.date()&gt;=current_date.date()),"date provided can't be in the past"</text:span></text:p>
      <text:p text:style-name="P11"><text:span text:style-name="T2"><text:tab/></text:span><text:span text:style-name="T6">---------------------------------------------------------------------------</text:span></text:p>
      <text:p text:style-name="P2"><text:span text:style-name="T13">AssertionError</text:span> <text:s text:c="27"/>Traceback (most recent call last)</text:p>
      <text:p text:style-name="P2">Input <text:span text:style-name="T10">In [131]</text:span>, in <text:span text:style-name="T14">&lt;cell line: 4&gt;</text:span><text:span text:style-name="T15">()</text:span></text:p>
      <text:p text:style-name="P3"><text:span text:style-name="T16"><text:s text:c="6"/></text:span><text:span text:style-name="T17">2</text:span><text:span text:style-name="T12"> current_date </text:span><text:span text:style-name="T19">=</text:span><text:span text:style-name="T12"> datetime</text:span><text:span text:style-name="T19">.</text:span><text:span text:style-name="T12">now()</text:span></text:p>
      <text:p text:style-name="P3"><text:span text:style-name="T16"><text:s text:c="6"/></text:span><text:span text:style-name="T17">3</text:span><text:span text:style-name="T12"> date_provided </text:span><text:span text:style-name="T19">=</text:span><text:span text:style-name="T12"> datetime</text:span><text:span text:style-name="T19">.</text:span><text:span text:style-name="T12">strptime(</text:span><text:span text:style-name="T30">'2022-08-07'</text:span><text:span text:style-name="T12">,</text:span><text:span text:style-name="T30">'%Y-%m-</text:span><text:span text:style-name="T31">%d</text:span><text:span text:style-name="T30">'</text:span><text:span text:style-name="T12">)</text:span></text:p>
      <text:p text:style-name="P2"><text:span text:style-name="T10">----&gt; 4</text:span> <text:span text:style-name="T25">assert</text:span>(date_provided<text:span text:style-name="T18">.</text:span>date()<text:span text:style-name="T18">&gt;=</text:span>current_date<text:span text:style-name="T18">.</text:span>date()),<text:span text:style-name="T29">"date provided can't be in the past"</text:span></text:p>
      <text:p text:style-name="P6"/>
      <text:p text:style-name="P2"><text:span text:style-name="T13">AssertionError</text:span>: date provided can't be in the past</text:p>
      <text:p text:style-name="P9"><text:span text:style-name="T2"/></text:p>
      <text:p text:style-name="Standard"/>
      <text:p text:style-name="Standard">Q5. Identify two methods for specifying actions to be executed at termination time, regardless of</text:p>
      <text:p text:style-name="Standard">whether or not an exception exists.</text:p>
      <text:p text:style-name="P8">Ans: <text:span text:style-name="T3">else and</text:span><text:span text:style-name="T33"> </text:span><text:s/><text:span text:style-name="T3">Finally</text:span></text:p>
      <text:p text:style-name="P8"><text:span text:style-name="T3"><text:tab/>else, executed if try block is error-free</text:span></text:p>
      <text:p text:style-name="P8"><text:span text:style-name="T3"><text:tab/>finally, executed irrespective of exception occurred or not<text:ta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Bitstream Vera Sans Mono', 'Courier New', Courier, monospace"/>
    <style:font-face style:name="Consolas1"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rial" svg:font-family="arial, sans-serif"/>
    <style:font-face style:name="monospace" svg:font-family="monospace"/>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8T16:31:12.177000000</meta:creation-date>
    <dc:date>2022-08-08T17:37:37.540000000</dc:date>
    <meta:editing-duration>PT5M34S</meta:editing-duration>
    <meta:editing-cycles>3</meta:editing-cycles>
    <meta:generator>LibreOffice/7.3.5.2$Windows_X86_64 LibreOffice_project/184fe81b8c8c30d8b5082578aee2fed2ea847c01</meta:generator>
    <meta:document-statistic meta:table-count="1" meta:image-count="0" meta:object-count="0" meta:page-count="2" meta:paragraph-count="90" meta:word-count="513" meta:character-count="3591" meta:non-whitespace-character-count="2890"/>
  </office:meta>
</office:document-meta>
</file>